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Standard">
      <style:paragraph-properties fo:margin-left="-0.018cm" fo:margin-right="0cm" fo:margin-top="0.212cm" fo:margin-bottom="0cm" fo:text-align="justify" style:justify-single-word="false" fo:text-indent="0cm" style:auto-text-indent="false" style:snap-to-layout-grid="false"/>
      <style:text-properties fo:font-size="8pt" fo:font-style="italic" style:font-size-asian="8pt" style:font-style-asian="italic" style:font-size-complex="8pt" style:font-style-complex="normal"/>
    </style:style>
    <style:style style:name="P5" style:family="paragraph">
      <style:paragraph-properties fo:text-align="center"/>
    </style:style>
    <style:style style:name="P6" style:family="paragraph">
      <style:paragraph-properties fo:text-align="center"/>
      <style:text-properties fo:font-size="9pt"/>
    </style:style>
    <style:style style:name="P7" style:family="paragraph" style:parent-style-name="Standard">
      <style:paragraph-properties fo:margin-left="0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8" style:family="paragraph">
      <style:paragraph-properties fo:text-align="center"/>
      <style:text-properties fo:color="#ffffff"/>
    </style:style>
    <style:style style:name="P9" style:family="paragraph" style:parent-style-name="Standard">
      <style:paragraph-properties fo:margin-left="-0.018cm" fo:margin-right="0cm" fo:margin-top="0.212cm" fo:margin-bottom="0cm" fo:text-align="center" style:justify-single-word="false" fo:text-indent="0cm" style:auto-text-indent="false" style:snap-to-layout-grid="false"/>
      <style:text-properties fo:font-size="8pt" fo:font-style="italic" style:font-size-asian="8pt" style:font-style-asian="normal" style:font-size-complex="8pt" style:font-style-complex="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9pt"/>
    </style:style>
    <style:style style:name="T6" style:family="text">
      <style:text-properties fo:color="#ffffff"/>
    </style:style>
    <style:style style:name="T7" style:family="text">
      <style:text-properties fo:font-weight="bold" style:font-weight-asian="bold"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eclaração de escopo (Escola 1.0)</text:h>
      <text:h text:style-name="P2" text:outline-level="2">Objetivos</text:h>
      <text:p text:style-name="P3">Automatizar operações típicas de instituições de ensino (cadastro de alunos, turmas, disciplinas e acompanhamento acadêmico de notas e freqüências, entre outras funções) é o motivo de existência do software livre (leia-se<text:span text:style-name="T1"> open source</text:span><text:span text:style-name="T2">) denominado Escola, hospedado em </text:span><text:a xlink:type="simple" xlink:href="http://escola.berlios.de/"><text:span text:style-name="T3">http://escola.berlios.de</text:span></text:a><text:span text:style-name="T2">. O desenvolvimento do Escola foi dividido em três fases seqüenciais, </text:span><text:span text:style-name="T4">concepção</text:span><text:span text:style-name="T2">, </text:span><text:span text:style-name="T4">construção</text:span><text:span text:style-name="T2"> e </text:span><text:span text:style-name="T4">avaliação</text:span><text:span text:style-name="T2">, conforme ilustrado abaixo.</text:span></text:p>
      <text:p text:style-name="P4"><draw:rect text:anchor-type="paragraph" draw:z-index="5" draw:style-name="gr1" draw:text-style-name="P6" svg:width="2.294cm" svg:height="0.389cm" svg:x="3.944cm" svg:y="0.132cm"><text:p text:style-name="P5"><text:span text:style-name="T5">Requisitos</text:span></text:p></draw:rect><draw:rect text:anchor-type="paragraph" draw:z-index="6" draw:style-name="gr1" draw:text-style-name="P6" svg:width="2.294cm" svg:height="0.389cm" svg:x="7.945cm" svg:y="0.132cm"><text:p text:style-name="P5"><text:span text:style-name="T5">Versão 1.0</text:span></text:p></draw:rect></text:p>
      <text:p text:style-name="P7"><draw:rect text:anchor-type="paragraph" draw:z-index="0" draw:style-name="gr2" draw:text-style-name="P8" svg:width="2.417cm" svg:height="0.565cm" svg:x="5.84cm" svg:y="0.122cm"><text:p text:style-name="P5"><text:span text:style-name="T6">Construção</text:span></text:p></draw:rect><draw:rect text:anchor-type="paragraph" draw:z-index="1" draw:style-name="gr3" draw:text-style-name="P5" svg:width="2.417cm" svg:height="0.565cm" svg:x="2.011cm" svg:y="0.122cm"><text:p text:style-name="P5">Concepção</text:p></draw:rect><draw:custom-shape text:anchor-type="paragraph" draw:z-index="2" draw:style-name="gr4" draw:text-style-name="P5"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5"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5" svg:width="2.417cm" svg:height="0.565cm" svg:x="9.841cm" svg:y="0.122cm"><text:p text:style-name="P5">Avaliação</text:p></draw:rect></text:p>
      <text:p text:style-name="P9"/>
      <text:p text:style-name="Text_20_body">Os requisitos funcionais e não funcionais do Escola foram produzidos na fase de concepção. Tais requisitos são o principal insumo para a fase de construção (destacada na figura). <text:span text:style-name="T1">O presente projeto tem como objetivo realizar a fase de construção</text:span>. Esta fase inclui: (a) projeto de software; (b) implementação de código e (c) implantação (software e outros artefatos necessários para a instalação e personalização do Escola), além de atividades de projeto como manutenção de ambiente para <text:span text:style-name="T1">builds </text:span><text:span text:style-name="T2">diários, por exemplo</text:span>.</text:p>
      <text:p text:style-name="Text_20_body">O principal produto da fase de construção e, por conseguinte, do presente projeto, é a construção da primeira versão do software Escola. Conforme ilustrado na figura, a versão 1.0 será avaliada em fase posterior, que está além do escopo deste projeto. Esta avaliação será baseada nos critérios de aceitação (veja seção específica) dos produtos a serem desenvolvidos. (Importante: esta avaliação também definirá o aproveitamento ou não de cada estudante no trabalho final de curso da especialização em andamento. Veja Project Charter para detalhes.)</text:p>
      <text:p text:style-name="Text_20_body">A primeira versão do Escola deverá contemplar TODOS os requisitos estabelecidos neste documento e satisfazer os critérios de aceitação correspondentes.</text:p>
      <text:p text:style-name="Text_20_body">O conjunto de requisitos do Escola 1.0 compreende, em boa parte, “trechos” de processos administrativos de instituições de ensino. Esta decisão tem como objetivo tornar o sistema resultante aplicável a um conjunto significativo de cenários, embora não particular a um processo ou <text:span text:style-name="T1">workflow</text:span> específico. A personalização do Escola 1.0, portanto, é uma operação natural e esperada caso se queira adequá-lo aos processos de uma determinada instituição.</text:p>
      <text:h text:style-name="Heading_20_2" text:outline-level="2">Escopo do produto</text:h>
      <text:p text:style-name="Text_20_body">O escopo do produto está dividido conforme a categoria de usuários e pela nção de “módulos” do Escola 1.0. As categorias incluem: <text:span text:style-name="T7">aluno</text:span>, <text:span text:style-name="T7">docente</text:span>, <text:span text:style-name="T7">secretário</text:span> e <text:span text:style-name="T7">administrador</text:span>. <text:s/>Os “módulos” incluem: (1) Pessoas físicas e jurídicas; (2) Administração de curso; (3) Notas e freqüências; (4) Controle de acesso e (5) Avaliação do corpo docente. Nem as categorias nem os módulos definem a organização do software do Escola 1.0, são apenas perspectivas dos usuários. No primeiro caso, de quem emprega o Escola 1.0, no segundo, de grupos de funções. As seções seguintes apresentam o escopo destas duas perspectivas.</text:p>
      <text:h text:style-name="Heading_20_2" text:outline-level="2">Categorias de usuários</text:h>
      <text:h text:style-name="Heading_20_3" text:outline-level="3">Aluno</text:h>
      <text:p text:style-name="Text_20_body">Terá acesso às seguintes funções. </text:p>
      <text:p text:style-name="Text_20_body"><text:span text:style-name="T1">Acesso a notas e freqüências</text:span>. O Escola 1.0 irá exibir todas as notas e freqüências nas disciplinas cursadas pelo estudante devidamente autenticado. Estas notas e freqüências definem o histórico do aluno. Cada aluno poderá, opcionalmente, selecionar o curso e uma turma por ele freqüentada no curso. O Escola 1.0 então irá fornecer as notas e as freqüências por ele obtidas especificamente na turma identificada.</text:p>
      <text:p text:style-name="Text_20_body"><text:span text:style-name="T1">Atualizar desempenho de docente</text:span>. O aluno identifica a turma da qual participa (a disciplina deve estar em andamento) e requisita opção de avaliação do docente da disciplina. O Escola 1.0 exibirá campos a serem preenchidos para a <text:s/>avaliação do docente na disciplina. Os campos podem vir preenchidos conforme valores anteriormente fornecidos. Observe que, durante a execução da disciplina, a avaliação poderá ser alterada a qualquer momento. Após o término da disciplina, contudo, será a última avaliação fornecida aquela considerada e que não poderá mais ser alterada. O histórico de mudanças não será mantido. Esta avaliação não será anônima. </text:p>
      <text:p text:style-name="P10">Cadastrar interesse em receber informações sobre alteração de nota e/ou freqüência. <text:span text:style-name="T2">O aluno poderá registrar interesse em qualquer mudança de nota e/ou freqüência para as turmas que freqüenta. Dessa forma, toda mudança que o afeta será automaticamente comunicada por meio de correspondência eletrônica. </text:span></text:p>
      <text:p text:style-name="P10">Registrar interesse em turma. <text:span text:style-name="T2">Por meio desta função um aluno define seu interesse em participar de uma ou mais possíveis turmas previstas. Este interesse tem período bem definido dentro do qual poderá ser registrado.</text:span></text:p>
      <text:h text:style-name="Heading_20_3" text:outline-level="3">Docente</text:h>
      <text:p text:style-name="Text_20_body">Terá acesso às seguintes funções. </text:p>
      <text:p text:style-name="Text_20_body"><text:span text:style-name="T1">Atualizar notas e freqüências</text:span>. Dentre as turmas sob responsabilidade de um docente, e que esteja em andamento, este docente poderá selecionar uma e proceder alterações de notas e/ou freqüências dos estudantes.</text:p>
      <text:p text:style-name="P10">Definir expressão de nota final<text:span text:style-name="T2">. Docente estabelece quantas notas serão empregadas para a definição da nota final e qual a expressão que define a nota final em função das notas parciais. O mecanismo de avaliação padrão estabelece o emprego de duas notas parciais e a nota final definida como a média aritmética simples das duas notas parciais. </text:span></text:p>
      <text:p text:style-name="P10">Gerar relatório de turma<text:span text:style-name="T2">. Em formato HTML ou PDF, poderá ser requisita a impressão de relatório contendo todas as notas e freqüências dos alunos em uma turma.</text:span></text:p>
      <text:p text:style-name="P10">Consultar desempenho de docente. <text:span text:style-name="T2">Para cada turma executada serão mantidas as avaliações realizadas pelos alunos do docente responsável pela turma. Todo docente terá acesso às avaliações das turmas em que foi responsável. Este acesso será anônimo, ou seja, não será possível ao docente identificar o autor da avaliação. Observe que a avaliação do aluno não é anônima, apenas não será acessível ao docente. Uma avaliação pode ser obtida em formato HTML ou PDF. </text:span></text:p>
      <text:h text:style-name="Heading_20_3" text:outline-level="3">Secretário</text:h>
      <text:p text:style-name="Text_20_body">Terá acesso às seguintes funções. </text:p>
      <text:p text:style-name="P10">Definir modelo de avaliação. <text:span text:style-name="T2">A avaliação do corpo docente será baseada em modelo a ser definido por meio desta função. Deve ser possível definir questões subjetivas (pergunta e resposta em forma de texto) e questões objetivas restritas a questões em forma de texto e a resposta em forma de um valor de zero (0) a dez (10). </text:span></text:p>
      <text:p text:style-name="P10">Cadastrar usuário. <text:span text:style-name="T2">Criar um novo usuário para o Escola 1.0. Deve ser fornecido o papel deste usuário (aluno, docente ou secretário). Ao se criar um novo usuário deverá ser fornecido o período de validade da conta em questão. Alternativamente, a conta pode ser criada mas permanecer indisponível. O período de validade só tem efeito para contas disponíveis. </text:span></text:p>
      <text:p text:style-name="P10">Cadastrar curso. <text:span text:style-name="T2">Um curso compreende várias disciplinas, docentes e outros detalhes. </text:span></text:p>
      <text:p text:style-name="P10">Criar turma. <text:span text:style-name="T2">Turma é a execução específica de uma disciplina de determinado curso. Docente responsável e alunos são algumas das informações a serem definidas para cada turma. Alunos de uma turma poderão ser obtidos automaticamente daqueles matriculados na turma.</text:span></text:p>
      <text:p text:style-name="P10">Matricular aluno em curso. <text:span text:style-name="T2">Os alunos de um dado curso são definidos por meio desta função. </text:span></text:p>
      <text:p text:style-name="P10">Cadastrar intenção de turma. <text:span text:style-name="T2">As disciplinas de um curso são realizadas por meio de turmas. A definição de turmas pode ser definida, entre outras, por demanda. O cadastro de intenção de turma permite que o Escola 1.0 possa “coletar” automaticamente intenção dos estudantes por meio de uma “pré-matrícula”.</text:span></text:p>
      <text:h text:style-name="Heading_20_3" text:outline-level="3">Administrador</text:h>
      <text:p text:style-name="Text_20_body">Administrador é o responsável pela operação do Escola 1.0 e, portanto, suas funções são técnicas e deverão ser definidas ao longo do desenvolvimento, conforme a necessidade. Não necessariamente será oferecida funcionalidade por meio de interface via web para o administrador. </text:p>
      <text:h text:style-name="Heading_20_2" text:outline-level="2">Módulos do Escola 1.0</text:h>
      <text:p text:style-name="Text_20_body">Um módulo é apenas um agrupamento lógico de funções da perspectiva dos usuários. Módulos são identificados por um número único, ou identificador, também único.</text:p>
      <text:h text:style-name="Heading_20_3" text:outline-level="3">Módulo 1: Pessoas físicas e jurídicas</text:h>
      <text:p text:style-name="Text_20_body">Compreendem serviços para registro e manutenção de informações sobre pessoas físicas e jurídicas. Não se cadastra função ou atividade realizada, seja pela pessoa física ou jurídica, mas dados que identificam unicamente a pessoa em questão. Por exemplo, nome, endereço, telefone e outros. Não se sabe, por outro lado, se a pessoa física é aluno ou docente, por exemplo. De forma análoga, uma pessoa jurídica devidamente cadastrada pode desempenhar vários papéis, fornecedor, cliente ou outro. Informações que definem papéis de pessoas físicas e jurídicas não são fornecidas por meio deste módulo.</text:p>
      <text:h text:style-name="Heading_20_3" text:outline-level="3">Módulo 2: Administração de curso</text:h>
      <text:p text:style-name="Text_20_body">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h text:style-name="Heading_20_3" text:outline-level="3">Módulo 3: Notas e freqüências</text:h>
      <text:p text:style-name="Text_20_body">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n3 + 4*n4) / 10. A configuração possível inclui a definição do número de notas e uma expressão que faz uso delas. Na definição da expressão, cada uma das notas será identificada por n1, n2 e assim por diante. Apenas operações elementares básicas poderão ser empregadas.</text:p>
      <text:h text:style-name="Heading_20_3" text:outline-level="3">Módulo 4: Controle de acesso</text:h>
      <text:p text:style-name="Text_20_body">Serviços que fornecem mecanismos de segurança para o Escola 1.0. Cadastro de usuário, alteração de senha, senha perdida, desabilitação de usuário e outras são alguns deles. </text:p>
      <text:h text:style-name="Heading_20_3" text:outline-level="3">Módulo 5: Avaliação do corpo docente</text:h>
      <text:p text:style-name="Text_20_body">Serviços que permitem aos alunos de determinada turma registrarem suas observações sobre o desempenho do docente responsável por esta turma. O cadastro do modelo de avaliação a ser empregado, a coleta das informações correspondentes e a consulta às informações fornecidas são alguns dos serviços.</text:p>
      <text:p text:style-name="P3"/>
      <text:p text:style-name="P11">________________________________</text:p>
      <text:p text:style-name="P11">Fábio Nogueira de Lucena<text:line-break/>(gerente do pro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19cm" fo:margin-bottom="0.01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5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 a</meta:initial-creator>
    <meta:creation-date>2007-04-24T09:31:23</meta:creation-date>
    <dc:date>2007-05-05T12:57:30</dc:date>
    <dc:language>pt-BR</dc:language>
    <meta:editing-cycles>151</meta:editing-cycles>
    <meta:editing-duration>PT9H45M36S</meta:editing-duration>
    <meta:user-defined meta:name="Info 1"/>
    <meta:user-defined meta:name="Info 2"/>
    <meta:user-defined meta:name="Info 3"/>
    <meta:user-defined meta:name="Info 4"/>
    <meta:document-statistic meta:table-count="0" meta:image-count="0" meta:object-count="0" meta:page-count="3" meta:paragraph-count="46" meta:word-count="1541" meta:character-count="10001"/>
  </office:meta>
</office:document-meta>
</file>